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3431"/>
    </style:style>
    <style:style style:name="P2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3" style:family="paragraph" style:parent-style-name="Standard">
      <style:paragraph-properties fo:text-align="justify" style:justify-single-word="false"/>
      <style:text-properties officeooo:rsid="00143431" officeooo:paragraph-rsid="00143431"/>
    </style:style>
    <style:style style:name="P4" style:family="paragraph" style:parent-style-name="Standard">
      <style:paragraph-properties fo:text-align="justify" style:justify-single-word="false"/>
      <style:text-properties officeooo:paragraph-rsid="00143431"/>
    </style:style>
    <style:style style:name="P5" style:family="paragraph" style:parent-style-name="Standard" style:list-style-name="L1">
      <style:paragraph-properties fo:text-align="justify" style:justify-single-word="false"/>
      <style:text-properties officeooo:paragraph-rsid="00143431"/>
    </style:style>
    <style:style style:name="P6" style:family="paragraph" style:parent-style-name="Standard">
      <style:paragraph-properties fo:text-align="justify" style:justify-single-word="false"/>
      <style:text-properties officeooo:paragraph-rsid="0014816b"/>
    </style:style>
    <style:style style:name="P7" style:family="paragraph" style:parent-style-name="Standard" style:list-style-name="L2">
      <style:paragraph-properties fo:text-align="justify" style:justify-single-word="false"/>
      <style:text-properties officeooo:paragraph-rsid="0014816b"/>
    </style:style>
    <style:style style:name="T1" style:family="text">
      <style:text-properties fo:font-size="12pt"/>
    </style:style>
    <style:style style:name="T2" style:family="text">
      <style:text-properties fo:font-size="12pt" fo:font-weight="normal" officeooo:rsid="0014816b" style:font-weight-asian="normal" style:font-weight-complex="normal"/>
    </style:style>
    <style:style style:name="T3" style:family="text">
      <style:text-properties fo:font-size="12pt" fo:font-weight="normal" officeooo:rsid="001509b7" style:font-weight-asian="normal" style:font-weight-complex="normal"/>
    </style:style>
    <style:style style:name="T4" style:family="text">
      <style:text-properties officeooo:rsid="00143431"/>
    </style:style>
    <style:style style:name="T5" style:family="text">
      <style:text-properties officeooo:rsid="001509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/>
      <text:p text:style-name="P2">1. Manfaat Shell dalam belajar sistem operasi komputer Linux?</text:p>
      <text:p text:style-name="P2">2. Jelaskan kelebihan dan kekurangan teks editor dibandingkan editor teks libreoffice writer?</text:p>
      <text:p text:style-name="P2"/>
      <text:p text:style-name="P2">JAWABAN</text:p>
      <text:p text:style-name="P2"/>
      <text:p text:style-name="P1"><text:span text:style-name="T4">1. <text:s text:c="2"/>- </text:span>Kebanyakan konfigurasi sistem dapat dilakukan dari shell command.</text:p>
      <text:p text:style-name="P1"><text:s text:c="6"/>- Linux shell memberikan fleksibilitas terutama saat anda bekerja dengan banyak file.</text:p>
      <text:p text:style-name="P1"><text:s text:c="6"/>- Untuk tindakan penyelamatan terhadap sebuah  data atau recovery terhadap sistem dan</text:p>
      <text:p text:style-name="P1"><text:s text:c="9"/>pekerjaan maintenance sistem pada single mode dapat anda lakukan lewat shell command. </text:p>
      <text:p text:style-name="P1"/>
      <text:p text:style-name="P1"><text:span text:style-name="T4">2. <text:s/><text:tab/>Kelebihan teks editor vim</text:span></text:p>
      <text:p text:style-name="P1"/>
      <text:p text:style-name="P1"><text:s text:c="5"/><text:tab/>Vim Text Editor Yang Efisien :</text:p>
      <text:p text:style-name="P1"/>
      <text:list xml:id="list3561249755" text:style-name="L1">
        <text:list-item>
          <text:p text:style-name="P5"><text:span text:style-name="T5">Memudahkan dalam menandakan kode program dan juga penanda teks seperti penggunaan huruf normal, tebal maupun cetak miring</text:span></text:p>
        </text:list-item>
        <text:list-item>
          <text:p text:style-name="P5"><text:span text:style-name="Strong_20_Emphasis"><text:span text:style-name="T3">L</text:span></text:span><text:span text:style-name="Strong_20_Emphasis"><text:span text:style-name="T2">ebih produktif</text:span></text:span></text:p>
        </text:list-item>
        <text:list-item>
          <text:p text:style-name="P5"><text:span text:style-name="Strong_20_Emphasis"><text:span text:style-name="T3">D</text:span></text:span><text:span text:style-name="Strong_20_Emphasis"><text:span text:style-name="T2">apat mengetahui bagaimana kerjanya menjadi seorang programmer </text:span></text:span></text:p>
          <text:p text:style-name="P5"><text:span text:style-name="Strong_20_Emphasis"><text:span text:style-name="T2"/></text:span></text:p>
        </text:list-item>
      </text:list>
      <text:p text:style-name="P6"><text:span text:style-name="Strong_20_Emphasis"><text:span text:style-name="T2"><text:tab/>Kekurangan teks editor vim :</text:span></text:span></text:p>
      <text:p text:style-name="P6"><text:span text:style-name="Strong_20_Emphasis"><text:span text:style-name="T2"/></text:span></text:p>
      <text:list xml:id="list3540496295" text:style-name="L2">
        <text:list-item>
          <text:p text:style-name="P7"><text:span text:style-name="Strong_20_Emphasis"><text:span text:style-name="T3">A</text:span></text:span><text:span text:style-name="Strong_20_Emphasis"><text:span text:style-name="T2">plikasi yang relatif besar memakan ram pada saat di jalankan, ram 2 gb itu sudah lumayan berat,</text:span></text:span></text:p>
        </text:list-item>
      </text:list>
      <text:p text:style-name="Standard"><text:span text:style-name="Strong_20_Emphasis"><text:span text:style-name="T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2:01:36.430536361</meta:creation-date>
    <dc:date>2018-10-25T12:12:32.135022061</dc:date>
    <meta:editing-duration>PT10M56S</meta:editing-duration>
    <meta:editing-cycles>1</meta:editing-cycles>
    <meta:document-statistic meta:table-count="0" meta:image-count="0" meta:object-count="0" meta:page-count="1" meta:paragraph-count="16" meta:word-count="133" meta:character-count="910" meta:non-whitespace-character-count="762"/>
    <meta:generator>LibreOffice/6.0.3.2$Linux_X86_64 LibreOffice_project/00m0$Build-2</meta:generator>
  </office:meta>
</office:document-meta>
</file>